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98cm" table:align="left"/>
    </style:style>
    <style:style style:name="Tableau1.A" style:family="table-column">
      <style:table-column-properties style:column-width="4.297cm"/>
    </style:style>
    <style:style style:name="Tableau1.B" style:family="table-column">
      <style:table-column-properties style:column-width="12.899cm"/>
    </style:style>
    <style:style style:name="Tableau1.A1" style:family="table-cell">
      <style:table-cell-properties style:vertical-align="middle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informations-Maison de services au public (MSAP) - Montpellier"/><text:a xlink:type="simple" xlink:href="https://www.annuaire-administration.com/msap/maison-de-services-au-public-msap-montpellier-msap-34172-02.html#informations-Maison%20de%20services%20au%20public%20(MSAP)%20-%20Montpellier" text:style-name="Internet_20_link" text:visited-style-name="Visited_20_Internet_20_Link"><text:span text:style-name="T1">Coordonnées Maison de services au public (MSAP) - Montpellier</text:span></text:a></text:h>
      <text:p text:style-name="P4">Voici ci-dessous toutes les informations et coordonnées de votre maison de services au public dans l'annuaire de l'administration: adresse, horaires d'ouverture, numéro de téléphone, adresse du site web, email...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Maison de services au public (MSAP) - Montpellier </text:p>
          </table:table-cell>
          <table:covered-table-cell/>
        </table:table-row>
        <table:table-row>
          <table:table-cell table:style-name="Tableau1.A1" office:value-type="string">
            <text:p text:style-name="P3">Type d'administration </text:p>
          </table:table-cell>
          <table:table-cell table:style-name="Tableau1.A1" office:value-type="string">
            <text:p text:style-name="P2"><text:a xlink:type="simple" xlink:href="https://www.annuaire-administration.com/msap/" text:style-name="Internet_20_link" text:visited-style-name="Visited_20_Internet_20_Link"><text:span text:style-name="T1">Maison de services au public</text:span></text:a><text:span text:style-name="T1"> </text:span></text:p>
          </table:table-cell>
        </table:table-row>
        <table:table-row>
          <table:table-cell table:style-name="Tableau1.A1" office:value-type="string">
            <text:p text:style-name="P3">Adresse géopostale </text:p>
          </table:table-cell>
          <table:table-cell table:style-name="Tableau1.A1" office:value-type="string">
            <text:p text:style-name="P3">Centre social Adages<text:line-break/>191 rue Louis-Aragon<text:line-break/>34070 Montpellier </text:p>
          </table:table-cell>
        </table:table-row>
        <table:table-row>
          <table:table-cell table:style-name="Tableau1.A1" office:value-type="string">
            <text:p text:style-name="P3">Horaires d'ouverture </text:p>
          </table:table-cell>
          <table:table-cell table:style-name="Tableau1.A1" office:value-type="string">
            <text:p text:style-name="P3">Du lundi au vendredi de 09h00 à 12h30 et de 14h00 à 17h00 </text:p>
          </table:table-cell>
        </table:table-row>
        <table:table-row>
          <table:table-cell table:style-name="Tableau1.A1" office:value-type="string">
            <text:p text:style-name="P3">Téléphone </text:p>
          </table:table-cell>
          <table:table-cell table:style-name="Tableau1.A1" office:value-type="string">
            <text:p text:style-name="P3">04 67 27 43 92 </text:p>
          </table:table-cell>
        </table:table-row>
        <table:table-row>
          <table:table-cell table:style-name="Tableau1.A1" office:value-type="string">
            <text:p text:style-name="P3">Site internet </text:p>
          </table:table-cell>
          <table:table-cell table:style-name="Tableau1.A1" office:value-type="string">
            <text:p text:style-name="P2"><text:a xlink:type="simple" xlink:href="https://www.maisondeservicesaupublic.fr/content/centre-social-adages-espace-familles" text:style-name="Internet_20_link" text:visited-style-name="Visited_20_Internet_20_Link"><text:span text:style-name="T1">https://www.maisondeservicesaupublic.fr/content/centre-social-adages-espace-familles</text:span></text:a><text:span text:style-name="T1"> </text:span></text:p>
          </table:table-cell>
        </table:table-row>
        <table:table-row>
          <table:table-cell table:style-name="Tableau1.A1" office:value-type="string">
            <text:p text:style-name="P3">Email </text:p>
          </table:table-cell>
          <table:table-cell table:style-name="Tableau1.A1" office:value-type="string">
            <text:p text:style-name="P2"><text:a xlink:type="simple" xlink:href="mailto:msap-espacefamille@adages.net" text:style-name="Internet_20_link" text:visited-style-name="Visited_20_Internet_20_Link"><text:span text:style-name="T1">msap-espacefamille@adages.net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7:41:34.625743252</meta:creation-date>
    <dc:date>2023-11-07T17:42:21.886117157</dc:date>
    <meta:editing-duration>PT50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15" meta:word-count="89" meta:character-count="692" meta:non-whitespace-character-count="605"/>
  </office:meta>
</office:document-meta>
</file>